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TRIMENTOS DE ANIMALES NUEVO-HORIZONTE E.I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NUTRIMENTOS DE ANIMALES NUEVO HORIZONT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ELMER FABIAN CALLUPE AGUILAR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6:00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